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ol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代号</text:p>
          </table:table-cell>
          <table:table-cell office:value-type="string" calcext:value-type="string">
            <text:p>封装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供应商和RE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D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6</text:p>
          </table:table-cell>
          <table:table-cell/>
          <table:table-cell table:formula="of:=[.D2]*[.F2]" office:value-type="currency" office:currency="EUR" office:value="0" calcext:value-type="currency">
            <text:p>€ 0.0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M060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MMS</text:p>
          </table:table-cell>
          <table:table-cell/>
          <table:table-cell table:formula="of:=[.D3]*[.F3]" office:value-type="currency" office:currency="EUR" office:value="0" calcext:value-type="currency">
            <text:p>€ 0.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173H</text:p>
          </table:table-cell>
          <table:table-cell office:value-type="currency" office:currency="EUR" office:value="1.69" calcext:value-type="currency">
            <text:p>€ 1.69</text:p>
          </table:table-cell>
          <table:table-cell table:formula="of:=[.D4]*[.F4]" office:value-type="currency" office:currency="EUR" office:value="1.69" calcext:value-type="currency">
            <text:p>€ 1.69</text:p>
          </table:table-cell>
          <table:table-cell office:value-type="string" calcext:value-type="string">
            <text:p>https://www.digikey.nl/product-detail/nl/maxim-integrated/MAX4173HESA/MAX4173HESA-ND/9479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2,R1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currency" office:currency="EUR" office:value="0.31" calcext:value-type="currency">
            <text:p>€ 0.31</text:p>
          </table:table-cell>
          <table:table-cell table:formula="of:=[.D5]*[.F5]" office:value-type="currency" office:currency="EUR" office:value="0.62" calcext:value-type="currency">
            <text:p>€ 0.62</text:p>
          </table:table-cell>
          <table:table-cell table:style-name="ce2" office:value-type="string" calcext:value-type="string">
            <text:p>https://www.digikey.nl/product-detail/nl/panasonic-electronic-components/ERA-3AEB103V/P10KDBCT-ND/14660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/>
          <table:table-cell table:formula="of:=[.D6]*[.F6]" office:value-type="currency" office:currency="EUR" office:value="0" calcext:value-type="currency">
            <text:p>€ 0.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currency" office:currency="EUR" office:value="0.09" calcext:value-type="currency">
            <text:p>€ 0.09</text:p>
          </table:table-cell>
          <table:table-cell table:formula="of:=[.D7]*[.F7]" office:value-type="currency" office:currency="EUR" office:value="0.09" calcext:value-type="currency">
            <text:p>€ 0.09</text:p>
          </table:table-cell>
          <table:table-cell office:value-type="string" calcext:value-type="string">
            <text:p>https://www.digikey.nl/product-detail/nl/te-connectivity-passive-product/CRGCQ0603J220R/A130087CT-ND/85779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R</text:p>
          </table:table-cell>
          <table:table-cell office:value-type="currency" office:currency="EUR" office:value="0.12384" calcext:value-type="currency">
            <text:p>€ 0.12</text:p>
          </table:table-cell>
          <table:table-cell table:formula="of:=[.D8]*[.F8]" office:value-type="currency" office:currency="EUR" office:value="0.12384" calcext:value-type="currency">
            <text:p>€ 0.12</text:p>
          </table:table-cell>
          <table:table-cell office:value-type="string" calcext:value-type="string">
            <text:p>https://www.digikey.nl/product-detail/nl/ohmite/MCS1320R005FER/273-MCS1320R005FERTR-ND/1169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14,R13,R3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60R</text:p>
          </table:table-cell>
          <table:table-cell/>
          <table:table-cell table:formula="of:=[.D9]*[.F9]" office:value-type="currency" office:currency="EUR" office:value="0" calcext:value-type="currency">
            <text:p>€ 0.0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P-4_4.4x2.8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HA2801</text:p>
          </table:table-cell>
          <table:table-cell office:value-type="currency" office:currency="EUR" office:value="0.54" calcext:value-type="currency">
            <text:p>€ 0.54</text:p>
          </table:table-cell>
          <table:table-cell table:formula="of:=[.D10]*[.F10]" office:value-type="currency" office:currency="EUR" office:value="0.54" calcext:value-type="currency">
            <text:p>€ 0.54</text:p>
          </table:table-cell>
          <table:table-cell office:value-type="string" calcext:value-type="string">
            <text:p>https://www.digikey.nl/product-detail/nl/on-semiconductor/HMHA2801R2/HMHA2801R2CT-ND/16262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2,J3</text:p>
          </table:table-cell>
          <table:table-cell office:value-type="string" calcext:value-type="string">
            <text:p>PIN15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/>
          <table:table-cell table:formula="of:=[.D11]*[.F11]" office:value-type="currency" office:currency="EUR" office:value="0" calcext:value-type="currency">
            <text:p>€ 0.0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3,C2,C2</text:p>
          </table:table-cell>
          <table:table-cell office:value-type="string" calcext:value-type="string">
            <text:p>Cpol-6.3x7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/>
          <table:table-cell table:formula="of:=[.D12]*[.F12]" office:value-type="currency" office:currency="EUR" office:value="0" calcext:value-type="currency">
            <text:p>€ 0.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4,C6,C5,C1,C15,C10</text:p>
          </table:table-cell>
          <table:table-cell office:value-type="string" calcext:value-type="string">
            <text:p>SM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currency" office:currency="EUR" office:value="0.03" calcext:value-type="currency">
            <text:p>€ 0.03</text:p>
          </table:table-cell>
          <table:table-cell table:formula="of:=[.D13]*[.F13]" office:value-type="currency" office:currency="EUR" office:value="0.18" calcext:value-type="currency">
            <text:p>€ 0.18</text:p>
          </table:table-cell>
          <table:table-cell table:style-name="ce2" office:value-type="string" calcext:value-type="string">
            <text:p>https://www.digikey.nl/product-detail/nl/samsung-electro-mechanics/CL10B104KB8NNNL/1276-CL10B104KB8NNNLCT-ND/1032068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2</text:p>
          </table:table-cell>
          <table:table-cell office:value-type="float" office:value="7447779139" calcext:value-type="float">
            <text:p>744777913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/>
          <table:table-cell table:formula="of:=[.D14]*[.F14]" office:value-type="currency" office:currency="EUR" office:value="0" calcext:value-type="currency">
            <text:p>€ 0.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SOT-22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RFIZ44N</text:p>
          </table:table-cell>
          <table:table-cell/>
          <table:table-cell table:formula="of:=[.D15]*[.F15]" office:value-type="currency" office:currency="EUR" office:value="0" calcext:value-type="currency">
            <text:p>€ 0.00</text:p>
          </table:table-cell>
          <table:table-cell office:value-type="string" calcext:value-type="string">
            <text:p>http://www.farnell.com/datasheets/2140530.pdf?_ga=2.258322062.508829244.1587747486-494748336.1573819881&amp;_gac=1.208850470.1586777708.EAIaIQobChMI-pq-yqfl6AIVD-d3Ch34YwBaEAAYASAAEgIeq_D_Bw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currency" office:currency="EUR" office:value="1.72692" calcext:value-type="currency">
            <text:p>€ 1.73</text:p>
          </table:table-cell>
          <table:table-cell table:formula="of:=[.D16]*[.F16]" office:value-type="currency" office:currency="EUR" office:value="1.72692" calcext:value-type="currency">
            <text:p>€ 1.73</text:p>
          </table:table-cell>
          <table:table-cell table:style-name="ce1" office:value-type="string" calcext:value-type="string">
            <text:p>https://www.digikey.com/product-detail/en/maxim-integrated/MAX5424ETA-T/MAX5424ETA-TTR-ND/1782049</text:p>
          </table:table-cell>
        </table:table-row>
        <table:table-row table:style-name="ro2">
          <table:table-cell table:number-columns-repeated="5"/>
          <table:table-cell table:style-name="Default"/>
          <table:table-cell table:formula="of:=SUM([.G2:.G16])" office:value-type="currency" office:currency="EUR" office:value="4.97076" calcext:value-type="currency">
            <text:p>€ 4.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00/00/00</text:date>, <text:time style:data-style-name="N2" text:time-value="19:51:03.86249310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0T19:51:17.521118432</dc:date>
    <meta:editing-duration>PT1H19M17S</meta:editing-duration>
    <meta:editing-cycles>11</meta:editing-cycles>
    <meta:generator>LibreOffice/6.1.5.2$Linux_X86_64 LibreOffice_project/10$Build-2</meta:generator>
    <meta:document-statistic meta:table-count="1" meta:cell-count="112" meta:object-count="0"/>
  </office:meta>
</office:document-meta>
</file>